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ałe_20_litery5" style:list-style-name="małe_20_litery5">
      <style:paragraph-properties>
        <style:tab-stops>
          <style:tab-stop style:position="1.005cm"/>
        </style:tab-stops>
      </style:paragraph-properties>
    </style:style>
    <style:style style:name="P2" style:family="paragraph" style:parent-style-name="małe_20_litery5" style:list-style-name="małe_20_litery5">
      <style:paragraph-properties>
        <style:tab-stops>
          <style:tab-stop style:position="1.005cm"/>
        </style:tab-stops>
      </style:paragraph-properties>
    </style:style>
    <style:style style:name="P3" style:family="paragraph" style:parent-style-name="cyfry_20_arabskie2" style:list-style-name="cyfry_20_arabskie2"/>
    <style:style style:name="P4" style:family="paragraph" style:parent-style-name="cyfry_20_arabskie2" style:list-style-name="cyfry_20_arabskie2">
      <style:paragraph-properties>
        <style:tab-stops>
          <style:tab-stop style:position="1.005cm"/>
        </style:tab-stops>
      </style:paragraph-properties>
    </style:style>
    <style:style style:name="P5" style:family="paragraph" style:parent-style-name="cyfry_20_arabskie2" style:list-style-name="cyfry_20_arabskie2" style:master-page-name="">
      <loext:graphic-properties draw:fill="none" draw:fill-image-width="0cm" draw:fill-image-height="0cm"/>
      <style:paragraph-properties fo:margin-top="0.101cm" fo:margin-bottom="0cm" loext:contextual-spacing="false" style:page-number="auto" fo:background-color="transparent" style:shadow="none">
        <style:tab-stops>
          <style:tab-stop style:position="1.005cm"/>
        </style:tab-stops>
      </style:paragraph-properties>
      <style:text-properties officeooo:paragraph-rsid="00024ea9"/>
    </style:style>
    <style:style style:name="P6" style:family="paragraph" style:parent-style-name="alfabet3" style:list-style-name="alfabet3">
      <style:paragraph-properties>
        <style:tab-stops>
          <style:tab-stop style:position="1.005cm"/>
        </style:tab-stops>
      </style:paragraph-properties>
    </style:style>
    <style:style style:name="P7" style:family="paragraph" style:parent-style-name="alfabet3" style:list-style-name="alfabet3">
      <style:paragraph-properties>
        <style:tab-stops/>
      </style:paragraph-properties>
    </style:style>
    <style:style style:name="P8" style:family="paragraph" style:parent-style-name="arabskie4" style:list-style-name="arabskie4">
      <style:paragraph-properties>
        <style:tab-stops>
          <style:tab-stop style:position="0.794cm"/>
        </style:tab-stops>
      </style:paragraph-properties>
    </style:style>
    <style:style style:name="P9" style:family="paragraph" style:parent-style-name="arabskie4" style:list-style-name="arabskie4">
      <style:paragraph-properties>
        <style:tab-stops>
          <style:tab-stop style:position="0.794cm"/>
        </style:tab-stops>
      </style:paragraph-properties>
    </style:style>
    <style:style style:name="P10" style:family="paragraph" style:parent-style-name="cyfry_20_rzymskie" style:list-style-name="cyfry_20_rzymskie1"/>
    <style:style style:name="P11" style:family="paragraph" style:parent-style-name="cyfry_20_rzymskie" style:list-style-name="cyfry_20_rzymskie1">
      <style:paragraph-properties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cyfry_20_rzymskie" style:list-style-name="cyfry_20_rzymskie1">
      <style:paragraph-properties>
        <style:tab-stops>
          <style:tab-stop style:position="1.111cm"/>
        </style:tab-stops>
      </style:paragraph-properties>
    </style:style>
    <style:style style:name="P13" style:family="paragraph" style:parent-style-name="cyfry_20_rzymskie" style:list-style-name="cyfry_20_rzymskie1">
      <style:paragraph-properties>
        <style:tab-stops>
          <style:tab-stop style:position="1.191cm"/>
        </style:tab-stops>
      </style:paragraph-properties>
    </style:style>
    <style:style style:name="P14" style:family="paragraph" style:parent-style-name="Standard">
      <style:text-properties officeooo:rsid="00024ea9" officeooo:paragraph-rsid="00024ea9"/>
    </style:style>
    <style:style style:name="P15" style:family="paragraph" style:parent-style-name="Standard" style:list-style-name="cyfry_20_arabskie2">
      <style:paragraph-properties>
        <style:tab-stops>
          <style:tab-stop style:position="1.005cm"/>
        </style:tab-stops>
      </style:paragraph-properties>
      <style:text-properties officeooo:paragraph-rsid="00024ea9"/>
    </style:style>
    <style:style style:name="P16" style:family="paragraph" style:parent-style-name="Standard" style:list-style-name="cyfry_20_arabskie2">
      <style:paragraph-properties>
        <style:tab-stops>
          <style:tab-stop style:position="1.005cm"/>
        </style:tab-stops>
      </style:paragraph-properties>
      <style:text-properties officeooo:paragraph-rsid="00024ea9"/>
    </style:style>
    <style:style style:name="T1" style:family="text">
      <style:text-properties officeooo:rsid="00024ea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fo:margin-left="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ytuł1">PLAN PREZENTACJI NA WEWNĘTRZNY USTNY EGZAMIN MATURALNY</text:p>
      <text:p text:style-name="Tytuł1">Z JĘZYKA POLSKIEGO W ROKU SZKOLNYM 2006/2007 </text:p>
      <text:p text:style-name="P14"/>
      <text:p text:style-name="P14">Magdalena Barańska, klasa 3d</text:p>
      <text:p text:style-name="P14"><text:span text:style-name="T2">Temat</text:span>: Różne oblicza władców. Porównaj wybrane portrety w oparciu o teksty dramatyczne.</text:p>
      <text:list xml:id="list1058355633153693771" text:style-name="cyfry_20_rzymskie1">
        <text:list-item>
          <text:p>Literatura podmiotu:</text:p>
        </text:list-item>
      </text:list>
      <text:list xml:id="list329428063264035318" text:style-name="cyfry_20_arabskie2">
        <text:list-item>
          <text:p text:style-name="P5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3">Sofokles, Antygona, Krajowa Agencja Wydawnicza Rzeszów, Rzeszów 1990.</text:p>
        </text:list-item>
      </text:list>
      <text:list xml:id="list200707119708201" text:continue-list="list1058355633153693771" text:style-name="cyfry_20_rzymskie1">
        <text:list-item>
          <text:p>Literatura przedmiotu:</text:p>
        </text:list-item>
      </text:list>
      <text:list xml:id="list200708272498918" text:continue-list="list329428063264035318" text:style-name="cyfry_20_arabskie2">
        <text:list-item text:start-value="1"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200707993865477" text:continue-list="list200707119708201" text:style-name="cyfry_20_rzymskie1">
        <text:list-item>
          <text:p>Ramowy plan wypowiedzi:</text:p>
        </text:list-item>
      </text:list>
      <text:list xml:id="list5169916239642401798" text:style-name="alfabet3">
        <text:list-item>
          <text:p text:style-name="P6"><text:s text:c="2"/>Wstęp</text:p>
        </text:list-item>
      </text:list>
      <text:list xml:id="list3740630693495823810" text:style-name="arabskie4">
        <text:list-item>
          <text:p text:style-name="P8">Rozważania dotyczące* osób sprawujących władzę oraz* sposobów rządzenia.</text:p>
        </text:list-item>
        <text:list-item>
          <text:p text:style-name="P8">"Ksiażę" Niccolo Machiavellego jako punkt odniesienia do analizy postępowania przedstawionych bohaterów – władców.</text:p>
        </text:list-item>
      </text:list>
      <text:list xml:id="list200706998153987" text:continue-list="list5169916239642401798" text:style-name="alfabet3">
        <text:list-item>
          <text:p text:style-name="P7"><text:s text:c="2"/>Kolejność prezentowanych argumentów (treści)</text:p>
        </text:list-item>
      </text:list>
      <text:list xml:id="list8282331712012814228" text:style-name="arabskie4">
        <text:list-item>
          <text:p text:style-name="P8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8">Zróżnicowanie* oceny postępowania Kreona jako:</text:p>
        </text:list-item>
      </text:list>
      <text:list xml:id="list7942197572203870784" text:style-name="małe_20_litery5">
        <text:list-item>
          <text:p text:style-name="P1">władcy – tyrana i despoty surowo egzekwującego wydane prawa i rozkazy,</text:p>
        </text:list-item>
        <text:list-item>
          <text:p text:style-name="P1">władcy konsekwentnego, bezkompromisowego, pozbawionego prywaty, kierującego się interesami i obowiązkami państwa.</text:p>
        </text:list-item>
      </text:list>
      <text:list xml:id="list200706986054850" text:continue-list="list8282331712012814228" text:style-name="arabskie4">
        <text:list-item>
          <text:p text:style-name="P8">Sylwetka bezwzględnego Makbeta – władcy zbrodniarza zaślepionego namiętnością władzy, ale bezustannego borykającego się z wyrzutami sumienia:</text:p>
        </text:list-item>
      </text:list>
      <text:list xml:id="list3883633270508766333" text:style-name="małe_20_litery5">
        <text:list-item>
          <text:p text:style-name="P1">tragizm postaci Makbeta – władca ukazany jako marionetka ludzkich namiętności, motyw życia – teatru.</text:p>
        </text:list-item>
      </text:list>
      <text:list xml:id="list200708717348469" text:continue-list="list200706998153987" text:style-name="alfabet3">
        <text:list-item>
          <text:p text:style-name="P6"><text:s text:c="2"/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00707505479990" text:continue-list="list200707993865477" text:style-name="cyfry_20_rzymskie1">
        <text:list-item>
          <text:p>Materiały pomocnicze</text:p>
        </text:list-item>
      </text:list>
      <text:list xml:id="list200708229300112" text:continue-list="list200708272498918" text:style-name="cyfry_20_arabskie2">
        <text:list-item text:start-value="1">
          <text:p text:style-name="P15"><text:span text:style-name="T1">kartka z cytatami,</text:span></text:p>
        </text:list-item>
        <text:list-item>
          <text:p text:style-name="P15"><text:span text:style-name="T1">prezentacja multimedialna.</text:span></text:p>
        </text:list-item>
      </text:list>
      <text:p text:style-name="podpis">Podpis zdającego</text:p>
      <text:p text:style-name="podpis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ytuł1" style:family="paragraph" style:parent-style-name="Standard">
      <loext:graphic-properties draw:fill-image-width="0cm" draw:fill-image-height="0cm"/>
      <style:paragraph-properties fo:text-align="justify" style:justify-single-word="false"/>
      <style:text-properties style:font-name="Arial1" fo:font-family="Arial" style:font-style-name="Normalny" style:font-family-generic="swiss" style:font-pitch="variable" fo:font-size="14pt" officeooo:rsid="00024ea9" fo:background-color="transparent"/>
    </style:style>
    <style:style style:name="cyfry_20_rzymskie1" style:display-name="cyfry rzymskie1" style:family="paragraph" style:parent-style-name="Standard" style:master-page-name="">
      <loext:graphic-properties draw:fill-image-width="0cm" draw:fill-image-height="0cm"/>
      <style:paragraph-properties fo:margin-left="0.64cm" fo:margin-right="0cm" fo:text-indent="0.64cm" style:auto-text-indent="false" style:page-number="auto" style:shadow="none">
        <style:tab-stops/>
      </style:paragraph-properties>
      <style:text-properties fo:font-weight="bold" fo:background-color="transparent"/>
    </style:style>
    <style:style style:name="cyfry_20_arabskie2" style:display-name="cyfry arabskie2" style:family="paragraph" style:parent-style-name="Standard" style:master-page-name="">
      <loext:graphic-properties draw:fill-image-width="0cm" draw:fill-image-height="0cm"/>
      <style:paragraph-properties fo:margin-left="0cm" fo:margin-right="0cm" fo:margin-top="0.101cm" fo:margin-bottom="0cm" loext:contextual-spacing="false" fo:text-indent="0cm" style:auto-text-indent="false" style:page-number="auto" style:shadow="none">
        <style:tab-stops/>
      </style:paragraph-properties>
      <style:text-properties officeooo:rsid="00024ea9" fo:background-color="transparent"/>
    </style:style>
    <style:style style:name="alfabet3" style:family="paragraph" style:parent-style-name="Standard">
      <style:paragraph-properties fo:margin-top="0.101cm" fo:margin-bottom="0.101cm" loext:contextual-spacing="false"/>
      <style:text-properties fo:font-size="11.5pt" officeooo:rsid="00024ea9"/>
    </style:style>
    <style:style style:name="arabskie4" style:family="paragraph" style:parent-style-name="Standard">
      <style:paragraph-properties fo:margin-top="0.101cm" fo:margin-bottom="0cm" loext:contextual-spacing="false"/>
      <style:text-properties fo:font-size="11pt" officeooo:rsid="00024ea9"/>
    </style:style>
    <style:style style:name="małe_20_litery5" style:display-name="małe litery5" style:family="paragraph" style:parent-style-name="Standard">
      <style:paragraph-properties fo:margin-top="0.101cm" fo:margin-bottom="0.101cm" loext:contextual-spacing="false"/>
      <style:text-properties fo:font-size="11pt"/>
    </style:style>
    <style:style style:name="podpis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fo:font-size="11.5pt" officeooo:rsid="00024ea9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yfry_20_rzymskie1" style:display-name="cyfry rzymskie1">
      <text:list-level-style-number text:level="1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space" fo:margin-left="0.4cm"/>
        </style:list-level-properties>
      </text:list-level-style-number>
    </text:list-style>
    <text:list-style style:name="cyfry_20_arabskie2" style:display-name="cyfry arabskie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</text:list-style>
    <text:list-style style:name="alfabet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space" fo:margin-left="1cm"/>
        </style:list-level-properties>
      </text:list-level-style-number>
    </text:list-style>
    <text:list-style style:name="arabskie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4cm" fo:margin-left="2.04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margin-left="1.7cm"/>
        </style:list-level-properties>
      </text:list-level-style-number>
    </text:list-style>
    <text:list-style style:name="małe_20_litery5" style:display-name="małe litery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S</meta:editing-duration>
    <meta:editing-cycles>3</meta:editing-cycles>
    <meta:generator>LibreOffice/5.1.0.3$Windows_X86_64 LibreOffice_project/5e3e00a007d9b3b6efb6797a8b8e57b51ab1f737</meta:generator>
    <dc:date>2017-11-21T20:07:06.500000000</dc:date>
    <meta:document-statistic meta:table-count="0" meta:image-count="0" meta:object-count="0" meta:page-count="1" meta:paragraph-count="31" meta:word-count="330" meta:character-count="2636" meta:non-whitespace-character-count="2350"/>
    <meta:user-defined meta:name="Info 1"/>
    <meta:user-defined meta:name="Info 2"/>
    <meta:user-defined meta:name="Info 3"/>
    <meta:user-defined meta:name="Info 4"/>
  </office:meta>
</office:document-meta>
</file>